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217in"/>
    </style:style>
    <style:style style:name="co14" style:family="table-column">
      <style:table-column-properties fo:break-before="auto" style:column-width="0.289in"/>
    </style:style>
    <style:style style:name="co15" style:family="table-column">
      <style:table-column-properties fo:break-before="auto" style:column-width="0.2571in"/>
    </style:style>
    <style:style style:name="co16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]" style:apply-style-name="green" style:base-cell-address="Sheet1.B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4" table:number-columns-repeated="2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7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9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8" table:default-cell-style-name="ce2"/>
        <table:table-column table:style-name="co12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3" table:number-columns-repeated="2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6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6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6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19 components</text:p>
          </table:table-cell>
          <table:table-cell table:style-name="Default" table:number-columns-repeated="14"/>
          <table:table-cell table:style-name="ce1"/>
          <table:table-cell table:style-name="Default" table:number-columns-repeated="29"/>
          <table:table-cell table:style-name="ce1"/>
          <table:table-cell table:style-name="Default" table:number-columns-repeated="26"/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nof_nodes</text:p>
          </table:table-cell>
          <table:table-cell table:style-name="Default" table:number-columns-repeated="13"/>
          <table:table-cell table:style-name="ce1"/>
          <table:table-cell table:style-name="Default" office:value-type="string" calcext:value-type="string">
            <text:p>nof_nodes_simple_types</text:p>
          </table:table-cell>
          <table:table-cell table:style-name="Default" table:number-columns-repeated="13"/>
          <table:table-cell table:style-name="ce1"/>
          <table:table-cell table:style-name="Default" office:value-type="string" calcext:value-type="string">
            <text:p>no_same_component</text:p>
          </table:table-cell>
          <table:table-cell table:style-name="Default" table:number-columns-repeated="13"/>
          <table:table-cell table:style-name="ce1"/>
          <table:table-cell table:style-name="Default" office:value-type="string" calcext:value-type="string">
            <text:p>no_same_component (big constant)</text:p>
          </table:table-cell>
          <table:table-cell table:style-name="Default" table:number-columns-repeated="13"/>
          <table:table-cell table:style-name="ce1"/>
          <table:table-cell table:style-name="Default" office:value-type="string" calcext:value-type="string">
            <text:p>no_same_component (even bigger constants)</text:p>
          </table:table-cell>
          <table:table-cell table:style-name="Default" table:number-columns-repeated="10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nof_nodes sol plain nof_nodes</text:p>
          </table:table-cell>
          <table:table-cell table:style-name="Default" office:value-type="string" calcext:value-type="string">
            <text:p>nof_comp sol plain nof_nodes</text:p>
          </table:table-cell>
          <table:table-cell table:style-name="Default" office:value-type="string" calcext:value-type="string">
            <text:p>nof_leaves sol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 nof_nodes</text:p>
          </table:table-cell>
          <table:table-cell table:style-name="Default" office:value-type="string" calcext:value-type="string">
            <text:p>nof_nodes sol with blacklist nof_nodes</text:p>
          </table:table-cell>
          <table:table-cell table:style-name="Default" office:value-type="string" calcext:value-type="string">
            <text:p>nof_comp sol with blacklist nof_nodes</text:p>
          </table:table-cell>
          <table:table-cell table:style-name="Default" office:value-type="string" calcext:value-type="string">
            <text:p>nof_leaves sol with blacklist nof_nodes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Default" office:value-type="string" calcext:value-type="string">
            <text:p><text:s/>solution with templates nof_nodes</text:p>
          </table:table-cell>
          <table:table-cell table:style-name="Default" office:value-type="string" calcext:value-type="string">
            <text:p>nof_nodes sol templates nof_nodes</text:p>
          </table:table-cell>
          <table:table-cell table:style-name="Default"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table:style-name="Default" office:value-type="string" calcext:value-type="string">
            <text:p>nof_nodes sol plain nof_nodes_simple_types</text:p>
          </table:table-cell>
          <table:table-cell table:style-name="Default" office:value-type="string" calcext:value-type="string">
            <text:p>nof_comp sol plain nof_nodes_simple_types</text:p>
          </table:table-cell>
          <table:table-cell table:style-name="Default" office:value-type="string" calcext:value-type="string">
            <text:p>nof_leaves sol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table:style-name="Default" office:value-type="string" calcext:value-type="string">
            <text:p>nof_nodes sol blacklist nof_nodes_simple_types</text:p>
          </table:table-cell>
          <table:table-cell table:style-name="Default" office:value-type="string" calcext:value-type="string">
            <text:p>nof_comp sol blacklist nof_nodes_simple_types</text:p>
          </table:table-cell>
          <table:table-cell table:style-name="Default" office:value-type="string" calcext:value-type="string">
            <text:p>nof_leaves sol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Default" office:value-type="string" calcext:value-type="string">
            <text:p><text:s/>solution with templates nof_nodes_simple_types</text:p>
          </table:table-cell>
          <table:table-cell table:style-name="Default" office:value-type="string" calcext:value-type="string">
            <text:p>nof_nodes sol templates nof_nodes_simple_types</text:p>
          </table:table-cell>
          <table:table-cell table:style-name="Default"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table:style-name="Default" office:value-type="string" calcext:value-type="string">
            <text:p>nof_nodes sol plain no_same_component</text:p>
          </table:table-cell>
          <table:table-cell table:style-name="Default" office:value-type="string" calcext:value-type="string">
            <text:p>nof_comp sol plainno_same_component</text:p>
          </table:table-cell>
          <table:table-cell table:style-name="Default" office:value-type="string" calcext:value-type="string">
            <text:p>nof_leaves sol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table:style-name="Default" office:value-type="string" calcext:value-type="string">
            <text:p>nof_nodes sol blacklist no_same_component</text:p>
          </table:table-cell>
          <table:table-cell table:style-name="Default" office:value-type="string" calcext:value-type="string">
            <text:p>nof_comp sol blacklist <text:s/>no_same_component</text:p>
          </table:table-cell>
          <table:table-cell table:style-name="Default" office:value-type="string" calcext:value-type="string">
            <text:p>nof_leaves sol blacklist <text:s/>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Default" office:value-type="string" calcext:value-type="string">
            <text:p><text:s/>solution with templates no_same_component</text:p>
          </table:table-cell>
          <table:table-cell table:style-name="Default" office:value-type="string" calcext:value-type="string">
            <text:p>nof_nodes sol template no_same_component</text:p>
          </table:table-cell>
          <table:table-cell table:style-name="Default"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table:style-name="Default" office:value-type="string" calcext:value-type="string">
            <text:p>nof_nodes sol plain no_same_component (big constant)</text:p>
          </table:table-cell>
          <table:table-cell table:style-name="Default" office:value-type="string" calcext:value-type="string">
            <text:p>nof_comp sol plain no_same_component (big constant)</text:p>
          </table:table-cell>
          <table:table-cell table:style-name="Default" office:value-type="string" calcext:value-type="string">
            <text:p>nof_leaves sol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table:style-name="Default" office:value-type="string" calcext:value-type="string">
            <text:p>nof_nodes sol placklistlabin no_same_component (big constant)</text:p>
          </table:table-cell>
          <table:table-cell table:style-name="Default" office:value-type="string" calcext:value-type="string">
            <text:p>nof_comp sol blacklist no_same_component (big constant)</text:p>
          </table:table-cell>
          <table:table-cell table:style-name="Default" office:value-type="string" calcext:value-type="string">
            <text:p>nof_leaves sol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Default" office:value-type="string" calcext:value-type="string">
            <text:p><text:s/>solution with templates no_same_component (big constant)</text:p>
          </table:table-cell>
          <table:table-cell table:style-name="Default" office:value-type="string" calcext:value-type="string">
            <text:p>nof_nodes sol template no_same_component (big constant)</text:p>
          </table:table-cell>
          <table:table-cell table:style-name="Default"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table:style-name="Default" office:value-type="string" calcext:value-type="string">
            <text:p>nof_nodes sol plain no_same_component (even bigger constants)</text:p>
          </table:table-cell>
          <table:table-cell table:style-name="Default" office:value-type="string" calcext:value-type="string">
            <text:p>nof_comp sol plain no_same_component (even bigger constants)</text:p>
          </table:table-cell>
          <table:table-cell table:style-name="Default" office:value-type="string" calcext:value-type="string">
            <text:p>nof_leaves sol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table:style-name="Default" office:value-type="string" calcext:value-type="string">
            <text:p>nof_nodes sol blacklist no_same_component (even bigger constants)</text:p>
          </table:table-cell>
          <table:table-cell table:style-name="Default" office:value-type="string" calcext:value-type="string">
            <text:p>nof_comp sol blacklist no_same_component (even bigger constants)</text:p>
          </table:table-cell>
          <table:table-cell table:style-name="Default" office:value-type="string" calcext:value-type="string">
            <text:p>nof_leaves sol plablacklistin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060663" calcext:value-type="float">
            <text:p>0.0606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2428" calcext:value-type="float">
            <text:p>0.03242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45811" calcext:value-type="float">
            <text:p>0.94581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9756" calcext:value-type="float">
            <text:p>0.02975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4704" calcext:value-type="float">
            <text:p>0.0247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7254" calcext:value-type="float">
            <text:p>0.75725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1925" calcext:value-type="float">
            <text:p>0.021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078" calcext:value-type="float">
            <text:p>0.0207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35925" calcext:value-type="float">
            <text:p>0.935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1403" calcext:value-type="float">
            <text:p>0.03140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1258" calcext:value-type="float">
            <text:p>0.04125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4004" calcext:value-type="float">
            <text:p>0.9840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7869" calcext:value-type="float">
            <text:p>0.02786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0546" calcext:value-type="float">
            <text:p>0.03054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81863" calcext:value-type="float">
            <text:p>1.0818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4];[.G4];[.L4];[.Q4];[.V4];[.AA4];[.AF4];[.AK4];[.AP4];[.AU4];[.AZ4];[.BE4];[.BJ4];[.BO4];[.BT4])" office:value-type="float" office:value="0.02078" calcext:value-type="float">
            <text:p>0.02078</text:p>
          </table:table-cell>
          <table:table-cell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061636" calcext:value-type="float">
            <text:p>0.0616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7036" calcext:value-type="float">
            <text:p>0.0270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17539" calcext:value-type="float">
            <text:p>0.81753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9272" calcext:value-type="float">
            <text:p>0.02927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7483" calcext:value-type="float">
            <text:p>0.02748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26535" calcext:value-type="float">
            <text:p>0.726535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7102" calcext:value-type="float">
            <text:p>0.0671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8098" calcext:value-type="float">
            <text:p>0.05809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57553" calcext:value-type="float">
            <text:p>0.55755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551" calcext:value-type="float">
            <text:p>0.1551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5074" calcext:value-type="float">
            <text:p>0.195074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95802" calcext:value-type="float">
            <text:p>0.9958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5907" calcext:value-type="float">
            <text:p>0.105907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5522" calcext:value-type="float">
            <text:p>0.10552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111968" calcext:value-type="float">
            <text:p>1.111968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5];[.G5];[.L5];[.Q5];[.V5];[.AA5];[.AF5];[.AK5];[.AP5];[.AU5];[.AZ5];[.BE5];[.BJ5];[.BO5];[.BT5])" office:value-type="float" office:value="0.027036" calcext:value-type="float">
            <text:p>0.027036</text:p>
          </table:table-cell>
          <table:table-cell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29573" calcext:value-type="float">
            <text:p>0.029573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2846" calcext:value-type="float">
            <text:p>0.032846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04048" calcext:value-type="float">
            <text:p>0.104048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9182" calcext:value-type="float">
            <text:p>0.019182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0015" calcext:value-type="float">
            <text:p>0.030015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64817" calcext:value-type="float">
            <text:p>0.164817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2027" calcext:value-type="float">
            <text:p>0.022027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649" calcext:value-type="float">
            <text:p>0.02649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7204" calcext:value-type="float">
            <text:p>0.087204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3971" calcext:value-type="float">
            <text:p>0.023971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2778" calcext:value-type="float">
            <text:p>0.182778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8756" calcext:value-type="float">
            <text:p>0.018756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2183" calcext:value-type="float">
            <text:p>0.022183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76652" calcext:value-type="float">
            <text:p>0.176652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6];[.G6];[.L6];[.Q6];[.V6];[.AA6];[.AF6];[.AK6];[.AP6];[.AU6];[.AZ6];[.BE6];[.BJ6];[.BO6];[.BT6])" office:value-type="float" office:value="0.018756" calcext:value-type="float">
            <text:p>0.018756</text:p>
          </table:table-cell>
          <table:table-cell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4608" calcext:value-type="float">
            <text:p>0.04608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4235" calcext:value-type="float">
            <text:p>0.02423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80804" calcext:value-type="float">
            <text:p>0.280804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7865" calcext:value-type="float">
            <text:p>0.01786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25071" calcext:value-type="float">
            <text:p>0.52507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0502" calcext:value-type="float">
            <text:p>0.07050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4836" calcext:value-type="float">
            <text:p>0.06483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.8805" calcext:value-type="float">
            <text:p>83.880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537" calcext:value-type="float">
            <text:p>0.053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7033" calcext:value-type="float">
            <text:p>0.057033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.22727" calcext:value-type="float">
            <text:p>83.22727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38447" calcext:value-type="float">
            <text:p>0.03844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9519" calcext:value-type="float">
            <text:p>0.039519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.384141" calcext:value-type="float">
            <text:p>83.384141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7];[.G7];[.L7];[.Q7];[.V7];[.AA7];[.AF7];[.AK7];[.AP7];[.AU7];[.AZ7];[.BE7];[.BJ7];[.BO7];[.BT7])" office:value-type="float" office:value="0.017865" calcext:value-type="float">
            <text:p>0.017865</text:p>
          </table:table-cell>
          <table:table-cell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0.196164" calcext:value-type="float">
            <text:p>0.19616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318" calcext:value-type="float">
            <text:p>0.084318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53722" calcext:value-type="float">
            <text:p>2.5372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15739" calcext:value-type="float">
            <text:p>0.1157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939" calcext:value-type="float">
            <text:p>0.069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927705" calcext:value-type="float">
            <text:p>2.927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3705" calcext:value-type="float">
            <text:p>0.043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52244" calcext:value-type="float">
            <text:p>0.05224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42433" calcext:value-type="float">
            <text:p>0.14243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2456" calcext:value-type="float">
            <text:p>0.042456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4441" calcext:value-type="float">
            <text:p>0.0444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90062" calcext:value-type="float">
            <text:p>0.29006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2041" calcext:value-type="float">
            <text:p>0.0420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1823" calcext:value-type="float">
            <text:p>0.04182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93102" calcext:value-type="float">
            <text:p>0.29310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8];[.G8];[.L8];[.Q8];[.V8];[.AA8];[.AF8];[.AK8];[.AP8];[.AU8];[.AZ8];[.BE8];[.BJ8];[.BO8];[.BT8])" office:value-type="float" office:value="0.041823" calcext:value-type="float">
            <text:p>0.041823</text:p>
          </table:table-cell>
          <table:table-cell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18.383183" calcext:value-type="float">
            <text:p>18.38318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265794" calcext:value-type="float">
            <text:p>6.26579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.570602" calcext:value-type="float">
            <text:p>45.57060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9.592995" calcext:value-type="float">
            <text:p>9.592995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185943" calcext:value-type="float">
            <text:p>8.185943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.847823" calcext:value-type="float">
            <text:p>54.84782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0.307361" calcext:value-type="float">
            <text:p>10.307361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.133649" calcext:value-type="float">
            <text:p>10.133649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.512267" calcext:value-type="float">
            <text:p>60.512267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9.383193" calcext:value-type="float">
            <text:p>29.38319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710284" calcext:value-type="float">
            <text:p>21.71028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.836701" calcext:value-type="float">
            <text:p>59.836701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5.259067" calcext:value-type="float">
            <text:p>25.259067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892223" calcext:value-type="float">
            <text:p>18.89222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.613855" calcext:value-type="float">
            <text:p>59.61385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9];[.G9];[.L9];[.Q9];[.V9];[.AA9];[.AF9];[.AK9];[.AP9];[.AU9];[.AZ9];[.BE9];[.BJ9];[.BO9];[.BT9])" office:value-type="float" office:value="6.265794" calcext:value-type="float">
            <text:p>6.265794</text:p>
          </table:table-cell>
          <table:table-cell office:value-type="string" calcext:value-type="string">
            <text:p>enumFrom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44804" calcext:value-type="float">
            <text:p>0.04480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0214" calcext:value-type="float">
            <text:p>0.02021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112" calcext:value-type="float">
            <text:p>0.3911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2351" calcext:value-type="float">
            <text:p>0.03235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4886" calcext:value-type="float">
            <text:p>0.024886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37402" calcext:value-type="float">
            <text:p>0.43740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57409" calcext:value-type="float">
            <text:p>0.257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759" calcext:value-type="float">
            <text:p>0.275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2245" calcext:value-type="float">
            <text:p>0.312245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0397" calcext:value-type="float">
            <text:p>0.390397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1418" calcext:value-type="float">
            <text:p>0.421418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24409" calcext:value-type="float">
            <text:p>0.324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64752" calcext:value-type="float">
            <text:p>0.26475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61322" calcext:value-type="float">
            <text:p>0.26132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25671" calcext:value-type="float">
            <text:p>0.32567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20214" calcext:value-type="float">
            <text:p>0.020214</text:p>
          </table:table-cell>
          <table:table-cell office:value-type="string" calcext:value-type="string">
            <text:p>enum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1813" calcext:value-type="float">
            <text:p>0.001813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29" calcext:value-type="float">
            <text:p>0.00229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08407" calcext:value-type="float">
            <text:p>16.608407</text:p>
          </table:table-cell>
          <table:table-cell office:value-type="string" calcext:value-type="string">
            <text:p>prod (b_foldNat (List Int) (map Int Int b_succ) (enumTo _0) b_zero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1907" calcext:value-type="float">
            <text:p>0.001907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294" calcext:value-type="float">
            <text:p>0.002294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11841" calcext:value-type="float">
            <text:p>15.11841</text:p>
          </table:table-cell>
          <table:table-cell office:value-type="string" calcext:value-type="string">
            <text:p>prod (b_foldNat (List Int) (map Int Int b_succ) (enumTo _0) b_zero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0914" calcext:value-type="float">
            <text:p>0.000914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21" calcext:value-type="float">
            <text:p>0.001221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48" calcext:value-type="float">
            <text:p>0.001448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58" calcext:value-type="float">
            <text:p>0.00258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71" calcext:value-type="float">
            <text:p>0.00271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643" calcext:value-type="float">
            <text:p>0.006643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518" calcext:value-type="float">
            <text:p>0.002518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904" calcext:value-type="float">
            <text:p>0.002904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585" calcext:value-type="float">
            <text:p>0.006585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0914" calcext:value-type="float">
            <text:p>0.000914</text:p>
          </table:table-cell>
          <table:table-cell office:value-type="string" calcext:value-type="string">
            <text:p>facto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458" calcext:value-type="float">
            <text:p>0.000458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52" calcext:value-type="float">
            <text:p>0.000552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49" calcext:value-type="float">
            <text:p>0.00054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6" calcext:value-type="float">
            <text:p>0.00046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49" calcext:value-type="float">
            <text:p>0.00054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52" calcext:value-type="float">
            <text:p>0.000552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63" calcext:value-type="float">
            <text:p>0.000463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99" calcext:value-type="float">
            <text:p>0.00059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56" calcext:value-type="float">
            <text:p>0.000556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69" calcext:value-type="float">
            <text:p>0.00046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78" calcext:value-type="float">
            <text:p>0.000778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61" calcext:value-type="float">
            <text:p>0.000561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59" calcext:value-type="float">
            <text:p>0.00045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49" calcext:value-type="float">
            <text:p>0.00054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52" calcext:value-type="float">
            <text:p>0.000552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458" calcext:value-type="float">
            <text:p>0.000458</text:p>
          </table:table-cell>
          <table:table-cell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1742" calcext:value-type="float">
            <text:p>0.00174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964" calcext:value-type="float">
            <text:p>0.001964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1442" calcext:value-type="float">
            <text:p>0.01144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6" calcext:value-type="float">
            <text:p>0.00176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048" calcext:value-type="float">
            <text:p>0.002048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941" calcext:value-type="float">
            <text:p>0.012941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262" calcext:value-type="float">
            <text:p>0.00226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367" calcext:value-type="float">
            <text:p>0.003367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700412" calcext:value-type="float">
            <text:p>15.70041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02609" calcext:value-type="float">
            <text:p>0.002609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319" calcext:value-type="float">
            <text:p>0.003319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603732" calcext:value-type="float">
            <text:p>15.60373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02842" calcext:value-type="float">
            <text:p>0.00284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338" calcext:value-type="float">
            <text:p>0.003338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625966" calcext:value-type="float">
            <text:p>15.62596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1742" calcext:value-type="float">
            <text:p>0.001742</text:p>
          </table:table-cell>
          <table:table-cell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0825" calcext:value-type="float">
            <text:p>0.0008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171" calcext:value-type="float">
            <text:p>0.001171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892" calcext:value-type="float">
            <text:p>0.00089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007" calcext:value-type="float">
            <text:p>0.0010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997" calcext:value-type="float">
            <text:p>0.00099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929" calcext:value-type="float">
            <text:p>0.000929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967" calcext:value-type="float">
            <text:p>0.00096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25" calcext:value-type="float">
            <text:p>0.0012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038" calcext:value-type="float">
            <text:p>0.00103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255" calcext:value-type="float">
            <text:p>0.00225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347" calcext:value-type="float">
            <text:p>0.00334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153" calcext:value-type="float">
            <text:p>0.00415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07" calcext:value-type="float">
            <text:p>0.0012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644" calcext:value-type="float">
            <text:p>0.001644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95" calcext:value-type="float">
            <text:p>0.00129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0825" calcext:value-type="float">
            <text:p>0.000825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.42976" calcext:value-type="float">
            <text:p>5.42976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3549" calcext:value-type="float">
            <text:p>0.3354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032337" calcext:value-type="float">
            <text:p>3.032337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656465" calcext:value-type="float">
            <text:p>2.65646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416403" calcext:value-type="float">
            <text:p>1.41640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46381" calcext:value-type="float">
            <text:p>4.4638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49805" calcext:value-type="float">
            <text:p>2.14980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38304" calcext:value-type="float">
            <text:p>1.38304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228571" calcext:value-type="float">
            <text:p>1.22857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258789" calcext:value-type="float">
            <text:p>3.25878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76223" calcext:value-type="float">
            <text:p>1.77622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215685" calcext:value-type="float">
            <text:p>2.215685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832364" calcext:value-type="float">
            <text:p>8.83236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007639" calcext:value-type="float">
            <text:p>4.00763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291459" calcext:value-type="float">
            <text:p>3.29145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5];[.G15];[.L15];[.Q15];[.V15];[.AA15];[.AF15];[.AK15];[.AP15];[.AU15];[.AZ15];[.BE15];[.BJ15];[.BO15];[.BT15])" office:value-type="float" office:value="0.33549" calcext:value-type="float">
            <text:p>0.33549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072728" calcext:value-type="float">
            <text:p>0.072728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511" calcext:value-type="float">
            <text:p>0.086511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61657" calcext:value-type="float">
            <text:p>1.061657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7073" calcext:value-type="float">
            <text:p>0.057073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8602" calcext:value-type="float">
            <text:p>0.088602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819" calcext:value-type="float">
            <text:p>0.73819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7367" calcext:value-type="float">
            <text:p>0.027367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9916" calcext:value-type="float">
            <text:p>0.049916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8952" calcext:value-type="float">
            <text:p>0.088952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8774" calcext:value-type="float">
            <text:p>0.038774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5645" calcext:value-type="float">
            <text:p>0.045645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02391" calcext:value-type="float">
            <text:p>0.302391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3167" calcext:value-type="float">
            <text:p>0.033167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1566" calcext:value-type="float">
            <text:p>0.041566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19425" calcext:value-type="float">
            <text:p>0.319425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027367" calcext:value-type="float">
            <text:p>0.027367</text:p>
          </table:table-cell>
          <table:table-cell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1.651673" calcext:value-type="float">
            <text:p>1.65167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60924" calcext:value-type="float">
            <text:p>1.060924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4.089389" calcext:value-type="float">
            <text:p>44.08938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569245" calcext:value-type="float">
            <text:p>1.56924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0063" calcext:value-type="float">
            <text:p>0.7006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.340286" calcext:value-type="float">
            <text:p>53.34028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026287" calcext:value-type="float">
            <text:p>1.0262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88343" calcext:value-type="float">
            <text:p>0.88834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.756699" calcext:value-type="float">
            <text:p>58.75669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30687" calcext:value-type="float">
            <text:p>1.306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41052" calcext:value-type="float">
            <text:p>1.04105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.736686" calcext:value-type="float">
            <text:p>57.73668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13039" calcext:value-type="float">
            <text:p>1.13039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06885" calcext:value-type="float">
            <text:p>0.80688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.713957" calcext:value-type="float">
            <text:p>57.713957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7];[.G17];[.L17];[.Q17];[.V17];[.AA17];[.AF17];[.AK17];[.AP17];[.AU17];[.AZ17];[.BE17];[.BJ17];[.BO17];[.BT17])" office:value-type="float" office:value="0.70063" calcext:value-type="float">
            <text:p>0.70063</text:p>
          </table:table-cell>
          <table:table-cell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067999" calcext:value-type="float">
            <text:p>0.067999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3084" calcext:value-type="float">
            <text:p>0.07308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32469" calcext:value-type="float">
            <text:p>0.732469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6155" calcext:value-type="float">
            <text:p>0.05615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485" calcext:value-type="float">
            <text:p>0.06485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43522" calcext:value-type="float">
            <text:p>0.743522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2104" calcext:value-type="float">
            <text:p>0.05210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7734" calcext:value-type="float">
            <text:p>0.10773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63197" calcext:value-type="float">
            <text:p>0.863197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5733" calcext:value-type="float">
            <text:p>0.185733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60815" calcext:value-type="float">
            <text:p>0.16081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03901" calcext:value-type="float">
            <text:p>1.00390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0781" calcext:value-type="float">
            <text:p>0.13078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4986" calcext:value-type="float">
            <text:p>0.134986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06967" calcext:value-type="float">
            <text:p>1.00696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2104" calcext:value-type="float">
            <text:p>0.052104</text:p>
          </table:table-cell>
          <table:table-cell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4.72686" calcext:value-type="float">
            <text:p>4.726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732344" calcext:value-type="float">
            <text:p>3.73234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.549188" calcext:value-type="float">
            <text:p>9.54918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033302" calcext:value-type="float">
            <text:p>4.03330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00838" calcext:value-type="float">
            <text:p>3.50083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688945" calcext:value-type="float">
            <text:p>7.688945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21841" calcext:value-type="float">
            <text:p>3.821841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303882" calcext:value-type="float">
            <text:p>2.30388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221033" calcext:value-type="float">
            <text:p>1.221033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45412" calcext:value-type="float">
            <text:p>4.4541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666386" calcext:value-type="float">
            <text:p>3.6663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1.439311" calcext:value-type="float">
            <text:p>51.439311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.461326" calcext:value-type="float">
            <text:p>3.46132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087084" calcext:value-type="float">
            <text:p>3.08708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1.686636" calcext:value-type="float">
            <text:p>51.68663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9];[.G19];[.L19];[.Q19];[.V19];[.AA19];[.AF19];[.AK19];[.AP19];[.AU19];[.AZ19];[.BE19];[.BJ19];[.BO19];[.BT19])" office:value-type="float" office:value="1.221033" calcext:value-type="float">
            <text:p>1.221033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839367" calcext:value-type="float">
            <text:p>0.839367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2086" calcext:value-type="float">
            <text:p>0.16208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026967" calcext:value-type="float">
            <text:p>5.026967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28808" calcext:value-type="float">
            <text:p>0.3288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47395" calcext:value-type="float">
            <text:p>0.14739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02869" calcext:value-type="float">
            <text:p>0.80286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25541" calcext:value-type="float">
            <text:p>0.225541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6823" calcext:value-type="float">
            <text:p>0.16682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3008" calcext:value-type="float">
            <text:p>0.3430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15716" calcext:value-type="float">
            <text:p>0.31571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1742" calcext:value-type="float">
            <text:p>0.2174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273248" calcext:value-type="float">
            <text:p>1.27324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89493" calcext:value-type="float">
            <text:p>0.28949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30303" calcext:value-type="float">
            <text:p>0.23030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22672" calcext:value-type="float">
            <text:p>0.32267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47395" calcext:value-type="float">
            <text:p>0.147395</text:p>
          </table:table-cell>
          <table:table-cell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9.721283" calcext:value-type="float">
            <text:p>9.7212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118883" calcext:value-type="float">
            <text:p>1.1188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.954683" calcext:value-type="float">
            <text:p>39.954683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295139" calcext:value-type="float">
            <text:p>3.29513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869795" calcext:value-type="float">
            <text:p>0.869795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.55407" calcext:value-type="float">
            <text:p>21.55407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368978" calcext:value-type="float">
            <text:p>1.368978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02932" calcext:value-type="float">
            <text:p>0.70293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574752" calcext:value-type="float">
            <text:p>4.57475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01591" calcext:value-type="float">
            <text:p>2.01591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088024" calcext:value-type="float">
            <text:p>1.088024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.627156" calcext:value-type="float">
            <text:p>57.62715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774189" calcext:value-type="float">
            <text:p>1.77418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89619" calcext:value-type="float">
            <text:p>0.8961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.046045" calcext:value-type="float">
            <text:p>50.046045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702932" calcext:value-type="float">
            <text:p>0.702932</text:p>
          </table:table-cell>
          <table:table-cell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94.523131" calcext:value-type="float">
            <text:p>94.523131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707618" calcext:value-type="float">
            <text:p>0.707618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.888288" calcext:value-type="float">
            <text:p>12.888288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995412" calcext:value-type="float">
            <text:p>0.995412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6061" calcext:value-type="float">
            <text:p>0.46061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562236" calcext:value-type="float">
            <text:p>15.56223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659748" calcext:value-type="float">
            <text:p>0.659748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57098" calcext:value-type="float">
            <text:p>0.457098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29703" calcext:value-type="float">
            <text:p>16.2970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709385" calcext:value-type="float">
            <text:p>0.709385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60471" calcext:value-type="float">
            <text:p>0.460471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127725" calcext:value-type="float">
            <text:p>16.12772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51495" calcext:value-type="float">
            <text:p>0.51495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11868" calcext:value-type="float">
            <text:p>0.411868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219216" calcext:value-type="float">
            <text:p>16.21921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411868" calcext:value-type="float">
            <text:p>0.411868</text:p>
          </table:table-cell>
          <table:table-cell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0.20369" calcext:value-type="float">
            <text:p>0.2036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2077" calcext:value-type="float">
            <text:p>0.06207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488398" calcext:value-type="float">
            <text:p>3.48839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7194" calcext:value-type="float">
            <text:p>0.04719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8736" calcext:value-type="float">
            <text:p>0.04873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60193" calcext:value-type="float">
            <text:p>1.860193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3966" calcext:value-type="float">
            <text:p>0.0396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35631" calcext:value-type="float">
            <text:p>0.03563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37007" calcext:value-type="float">
            <text:p>0.23700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4687" calcext:value-type="float">
            <text:p>0.07468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4596" calcext:value-type="float">
            <text:p>0.09459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070959" calcext:value-type="float">
            <text:p>1.07095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58551" calcext:value-type="float">
            <text:p>0.05855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7356" calcext:value-type="float">
            <text:p>0.06735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095817" calcext:value-type="float">
            <text:p>1.09581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35631" calcext:value-type="float">
            <text:p>0.035631</text:p>
          </table:table-cell>
          <table:table-cell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5.773842" calcext:value-type="float">
            <text:p>15.77384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49408" calcext:value-type="float">
            <text:p>0.34940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.784794" calcext:value-type="float">
            <text:p>9.78479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13571" calcext:value-type="float">
            <text:p>0.51357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54265" calcext:value-type="float">
            <text:p>0.25426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.779021" calcext:value-type="float">
            <text:p>11.77902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254063" calcext:value-type="float">
            <text:p>1.254063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40099" calcext:value-type="float">
            <text:p>0.740099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053304" calcext:value-type="float">
            <text:p>33.05330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42474" calcext:value-type="float">
            <text:p>6.44247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943672" calcext:value-type="float">
            <text:p>2.94367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.628601" calcext:value-type="float">
            <text:p>48.62860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081202" calcext:value-type="float">
            <text:p>3.08120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567952" calcext:value-type="float">
            <text:p>1.56795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.265185" calcext:value-type="float">
            <text:p>41.26518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54265" calcext:value-type="float">
            <text:p>0.254265</text:p>
          </table:table-cell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92.193623" calcext:value-type="float">
            <text:p>192.19362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97611" calcext:value-type="float">
            <text:p>6.597611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.808739" calcext:value-type="float">
            <text:p>76.80873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4.318613" calcext:value-type="float">
            <text:p>14.31861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.396909" calcext:value-type="float">
            <text:p>4.39690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0.441523" calcext:value-type="float">
            <text:p>90.44152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4.352798" calcext:value-type="float">
            <text:p>4.352798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491215" calcext:value-type="float">
            <text:p>2.491215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5.81899" calcext:value-type="float">
            <text:p>95.8189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6.476007" calcext:value-type="float">
            <text:p>6.47600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.149249" calcext:value-type="float">
            <text:p>5.14924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4.875343" calcext:value-type="float">
            <text:p>94.87534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4.264716" calcext:value-type="float">
            <text:p>4.264716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414742" calcext:value-type="float">
            <text:p>2.414742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5.397397" calcext:value-type="float">
            <text:p>95.397397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5];[.G25];[.L25];[.Q25];[.V25];[.AA25];[.AF25];[.AK25];[.AP25];[.AU25];[.AZ25];[.BE25];[.BJ25];[.BO25];[.BT25])" office:value-type="float" office:value="2.414742" calcext:value-type="float">
            <text:p>2.414742</text:p>
          </table:table-cell>
          <table:table-cell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50022" calcext:value-type="float">
            <text:p>0.050022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4654" calcext:value-type="float">
            <text:p>0.024654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89478" calcext:value-type="float">
            <text:p>0.68947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2457" calcext:value-type="float">
            <text:p>0.03245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4043" calcext:value-type="float">
            <text:p>0.02404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0993" calcext:value-type="float">
            <text:p>0.7099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9597" calcext:value-type="float">
            <text:p>0.029597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9754" calcext:value-type="float">
            <text:p>0.02975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12001" calcext:value-type="float">
            <text:p>0.812001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7835" calcext:value-type="float">
            <text:p>0.08783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2758" calcext:value-type="float">
            <text:p>0.08275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64171" calcext:value-type="float">
            <text:p>0.96417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931" calcext:value-type="float">
            <text:p>0.0693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7294" calcext:value-type="float">
            <text:p>0.0672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65977" calcext:value-type="float">
            <text:p>0.96597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024043" calcext:value-type="float">
            <text:p>0.024043</text:p>
          </table:table-cell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1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average time</text:p>
          </table:table-cell>
          <table:table-cell table:style-name="Default" table:formula="of:=AVERAGE([.B4:.B26])" office:value-type="float" office:value="14.9600399565217" calcext:value-type="float">
            <text:p>14.9600399565</text:p>
          </table:table-cell>
          <table:table-cell table:style-name="Default" table:number-columns-repeated="4"/>
          <table:table-cell table:style-name="Default" table:formula="of:=AVERAGE([.G4:.G26])" office:value-type="float" office:value="0.904501652173913" calcext:value-type="float">
            <text:p>0.9045016522</text:p>
          </table:table-cell>
          <table:table-cell table:style-name="Default" table:number-columns-repeated="4"/>
          <table:table-cell table:style-name="Default" table:formula="of:=AVERAGE([.L4:.L26])" office:value-type="float" office:value="11.9293400434783" calcext:value-type="float">
            <text:p>11.9293400435</text:p>
          </table:table-cell>
          <table:table-cell table:style-name="Default" table:number-columns-repeated="3"/>
          <table:table-cell table:style-name="ce1"/>
          <table:table-cell table:style-name="Default" table:formula="of:=AVERAGE([.Q4:.Q26])" office:value-type="float" office:value="1.64135056521739" calcext:value-type="float">
            <text:p>1.6413505652</text:p>
          </table:table-cell>
          <table:table-cell table:style-name="Default" table:number-columns-repeated="4"/>
          <table:table-cell table:style-name="Default" table:formula="of:=AVERAGE([.V4:.V26])" office:value-type="float" office:value="0.885184782608695" calcext:value-type="float">
            <text:p>0.8851847826</text:p>
          </table:table-cell>
          <table:table-cell table:style-name="Default" table:number-columns-repeated="4"/>
          <table:table-cell table:style-name="Default" table:formula="of:=AVERAGE([.AA4:.AA26])" office:value-type="float" office:value="12.4001753913043" calcext:value-type="float">
            <text:p>12.4001753913</text:p>
          </table:table-cell>
          <table:table-cell table:style-name="Default" table:number-columns-repeated="3"/>
          <table:table-cell table:style-name="ce1"/>
          <table:table-cell table:style-name="Default" table:formula="of:=AVERAGE([.AF4:.AF26])" office:value-type="float" office:value="1.12184460869565" calcext:value-type="float">
            <text:p>1.1218446087</text:p>
          </table:table-cell>
          <table:table-cell table:style-name="Default" table:number-columns-repeated="4"/>
          <table:table-cell table:style-name="Default" table:formula="of:=AVERAGE([.AK4:.AK26])" office:value-type="float" office:value="0.869342434782609" calcext:value-type="float">
            <text:p>0.8693424348</text:p>
          </table:table-cell>
          <table:table-cell table:style-name="Default" table:number-columns-repeated="4"/>
          <table:table-cell table:style-name="Default" table:formula="of:=AVERAGE([.AP4:.AP26])" office:value-type="float" office:value="16.322875" calcext:value-type="float">
            <text:p>16.322875</text:p>
          </table:table-cell>
          <table:table-cell table:style-name="Default" table:number-columns-repeated="3"/>
          <table:table-cell table:style-name="ce1"/>
          <table:table-cell table:style-name="Default" table:formula="of:=AVERAGE([.AU4:.AU26])" office:value-type="float" office:value="2.4109242173913" calcext:value-type="float">
            <text:p>2.4109242174</text:p>
          </table:table-cell>
          <table:table-cell table:style-name="Default" table:number-columns-repeated="4"/>
          <table:table-cell table:style-name="Default" table:formula="of:=AVERAGE([.AZ4:.AZ26])" office:value-type="float" office:value="1.70564973913043" calcext:value-type="float">
            <text:p>1.7056497391</text:p>
          </table:table-cell>
          <table:table-cell table:style-name="Default" table:number-columns-repeated="4"/>
          <table:table-cell table:style-name="Default" table:formula="of:=AVERAGE([.BE4:.BE26])" office:value-type="float" office:value="21.5096213913044" calcext:value-type="float">
            <text:p>21.5096213913</text:p>
          </table:table-cell>
          <table:table-cell table:style-name="Default" table:number-columns-repeated="3"/>
          <table:table-cell table:style-name="ce1"/>
          <table:table-cell table:style-name="Default" table:formula="of:=AVERAGE([.BJ4:.BJ26])" office:value-type="float" office:value="2.1480132173913" calcext:value-type="float">
            <text:p>2.1480132174</text:p>
          </table:table-cell>
          <table:table-cell table:style-name="Default" table:number-columns-repeated="4"/>
          <table:table-cell table:style-name="Default" table:formula="of:=AVERAGE([.BO4:.BO26])" office:value-type="float" office:value="1.4406712173913" calcext:value-type="float">
            <text:p>1.4406712174</text:p>
          </table:table-cell>
          <table:table-cell table:style-name="Default" table:number-columns-repeated="4"/>
          <table:table-cell table:style-name="Default" table:formula="of:=AVERAGE([.BT4:.BT26])" office:value-type="float" office:value="20.9109740434783" calcext:value-type="float">
            <text:p>20.910974043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19/23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19/23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17/23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15/23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office:value-type="string" calcext:value-type="string">
            <text:p>16/23</text:p>
          </table:table-cell>
          <table:table-cell table:formula="of:=COUNTA([.BV4:.BV26])" office:value-type="float" office:value="16" calcext:value-type="float">
            <text:p>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average time (if found)</text:p>
          </table:table-cell>
          <table:table-cell table:style-name="Default" table:formula="of:=AVERAGE([.B4:.B26])" office:value-type="float" office:value="14.9600399565217" calcext:value-type="float">
            <text:p>14.9600399565</text:p>
          </table:table-cell>
          <table:table-cell table:style-name="Default" table:number-columns-repeated="4"/>
          <table:table-cell table:style-name="Default" table:formula="of:=AVERAGE([.G4:.G26])" office:value-type="float" office:value="0.904501652173913" calcext:value-type="float">
            <text:p>0.9045016522</text:p>
          </table:table-cell>
          <table:table-cell table:style-name="Default" table:number-columns-repeated="4"/>
          <table:table-cell table:style-name="Default" table:formula="of:=AVERAGE([.L4:.L8];[.L10:.L16];[.L18:.L21];[.L23:.L24];[.L26])" office:value-type="float" office:value="5.000937" calcext:value-type="float">
            <text:p>5.000937</text:p>
          </table:table-cell>
          <table:table-cell table:style-name="Default" table:number-columns-repeated="3"/>
          <table:table-cell table:style-name="ce1"/>
          <table:table-cell table:style-name="Default" table:formula="of:=AVERAGE([.Q4:.Q26])" office:value-type="float" office:value="1.64135056521739" calcext:value-type="float">
            <text:p>1.6413505652</text:p>
          </table:table-cell>
          <table:table-cell table:style-name="Default" table:number-columns-repeated="4"/>
          <table:table-cell table:style-name="Default" table:formula="of:=AVERAGE([.V4:.V26])" office:value-type="float" office:value="0.885184782608695" calcext:value-type="float">
            <text:p>0.8851847826</text:p>
          </table:table-cell>
          <table:table-cell table:style-name="Default" table:number-columns-repeated="4"/>
          <table:table-cell table:style-name="Default" table:formula="of:=AVERAGE([.AA4:.AA8];[.AA10:.AA16];[.AA18:.AA21];[.AA23:.AA24];[.AA26])" office:value-type="float" office:value="3.73748242105263" calcext:value-type="float">
            <text:p>3.7374824211</text:p>
          </table:table-cell>
          <table:table-cell table:style-name="Default" table:number-columns-repeated="3"/>
          <table:table-cell table:style-name="ce1"/>
          <table:table-cell table:style-name="Default" table:formula="of:=AVERAGE([.AF4:.AF26])" office:value-type="float" office:value="1.12184460869565" calcext:value-type="float">
            <text:p>1.1218446087</text:p>
          </table:table-cell>
          <table:table-cell table:style-name="Default" table:number-columns-repeated="4"/>
          <table:table-cell table:style-name="Default" table:formula="of:=AVERAGE([.AK4:.AK26])" office:value-type="float" office:value="0.869342434782609" calcext:value-type="float">
            <text:p>0.8693424348</text:p>
          </table:table-cell>
          <table:table-cell table:style-name="Default" table:number-columns-repeated="4"/>
          <table:table-cell table:style-name="Default" table:formula="of:=AVERAGE([.AP4:.AP6];[.AP8];[.AP10:.AP12];[.AP14:.AP16];[.AP18:.AP21];[.AP23:.AP24];[.AP26])" office:value-type="float" office:value="2.61530747058823" calcext:value-type="float">
            <text:p>2.6153074706</text:p>
          </table:table-cell>
          <table:table-cell table:style-name="Default" table:number-columns-repeated="3"/>
          <table:table-cell table:style-name="ce1"/>
          <table:table-cell table:style-name="Default" table:formula="of:=AVERAGE([.AU4:.AU26])" office:value-type="float" office:value="2.4109242173913" calcext:value-type="float">
            <text:p>2.4109242174</text:p>
          </table:table-cell>
          <table:table-cell table:style-name="Default" table:number-columns-repeated="4"/>
          <table:table-cell table:style-name="Default" table:formula="of:=AVERAGE([.AZ4:.AZ26])" office:value-type="float" office:value="1.70564973913043" calcext:value-type="float">
            <text:p>1.7056497391</text:p>
          </table:table-cell>
          <table:table-cell table:style-name="Default" table:number-columns-repeated="4"/>
          <table:table-cell table:style-name="Default" table:formula="of:=AVERAGE([.BE4:.BE6];[.BE8];[.BE10:.BE12];[.BE14:.BE16];[.BE18];[.BE20];[.BE23:.BE24];[.BE26])" office:value-type="float" office:value="3.88315786666667" calcext:value-type="float">
            <text:p>3.8831578667</text:p>
          </table:table-cell>
          <table:table-cell table:style-name="Default" table:number-columns-repeated="3"/>
          <table:table-cell table:style-name="ce1"/>
          <table:table-cell table:style-name="Default" table:formula="of:=AVERAGE([.BJ4:.BJ26])" office:value-type="float" office:value="2.1480132173913" calcext:value-type="float">
            <text:p>2.1480132174</text:p>
          </table:table-cell>
          <table:table-cell table:style-name="Default" table:number-columns-repeated="4"/>
          <table:table-cell table:style-name="Default" table:formula="of:=AVERAGE([.BO4:.BO26])" office:value-type="float" office:value="1.4406712173913" calcext:value-type="float">
            <text:p>1.4406712174</text:p>
          </table:table-cell>
          <table:table-cell table:style-name="Default" table:number-columns-repeated="4"/>
          <table:table-cell table:style-name="Default" table:formula="of:=AVERAGE([.BT4:.BT6];[.BT8];[.BT10:.BT12];[.BT14:.BT16];[.BT18];[.BT20:.BT21];[.BT23:.BT24];[.BT26])" office:value-type="float" office:value="6.3319521875" calcext:value-type="float">
            <text:p>6.331952187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4:.B26])" office:value-type="float" office:value="0.072728" calcext:value-type="float">
            <text:p>0.072728</text:p>
          </table:table-cell>
          <table:table-cell table:style-name="Default" table:number-columns-repeated="4"/>
          <table:table-cell table:style-name="Default" table:formula="of:=MEDIAN([.G4:.G26])" office:value-type="float" office:value="0.073084" calcext:value-type="float">
            <text:p>0.073084</text:p>
          </table:table-cell>
          <table:table-cell table:style-name="Default" table:number-columns-repeated="4"/>
          <table:table-cell table:style-name="Default" table:formula="of:=MEDIAN([.L4:.L26])" office:value-type="float" office:value="2.53722" calcext:value-type="float">
            <text:p>2.53722</text:p>
          </table:table-cell>
          <table:table-cell table:style-name="Default" table:number-columns-repeated="3"/>
          <table:table-cell table:style-name="ce1"/>
          <table:table-cell table:style-name="Default" table:formula="of:=MEDIAN([.Q4:.Q26])" office:value-type="float" office:value="0.056155" calcext:value-type="float">
            <text:p>0.056155</text:p>
          </table:table-cell>
          <table:table-cell table:style-name="Default" table:number-columns-repeated="4"/>
          <table:table-cell table:style-name="Default" table:formula="of:=MEDIAN([.V4:.V26])" office:value-type="float" office:value="0.06485" calcext:value-type="float">
            <text:p>0.06485</text:p>
          </table:table-cell>
          <table:table-cell table:style-name="Default" table:number-columns-repeated="4"/>
          <table:table-cell table:style-name="Default" table:formula="of:=MEDIAN([.AA4:.AA26])" office:value-type="float" office:value="0.802869" calcext:value-type="float">
            <text:p>0.802869</text:p>
          </table:table-cell>
          <table:table-cell table:style-name="Default" table:number-columns-repeated="3"/>
          <table:table-cell table:style-name="ce1"/>
          <table:table-cell table:style-name="Default" table:formula="of:=MEDIAN([.AF4:.AF26])" office:value-type="float" office:value="0.067102" calcext:value-type="float">
            <text:p>0.067102</text:p>
          </table:table-cell>
          <table:table-cell table:style-name="Default" table:number-columns-repeated="4"/>
          <table:table-cell table:style-name="Default" table:formula="of:=MEDIAN([.AK4:.AK26])" office:value-type="float" office:value="0.064836" calcext:value-type="float">
            <text:p>0.064836</text:p>
          </table:table-cell>
          <table:table-cell table:style-name="Default" table:number-columns-repeated="4"/>
          <table:table-cell table:style-name="Default" table:formula="of:=MEDIAN([.AP4:.AP26])" office:value-type="float" office:value="0.863197" calcext:value-type="float">
            <text:p>0.863197</text:p>
          </table:table-cell>
          <table:table-cell table:style-name="Default" table:number-columns-repeated="3"/>
          <table:table-cell table:style-name="ce1"/>
          <table:table-cell table:style-name="Default" table:formula="of:=MEDIAN([.AU4:.AU26])" office:value-type="float" office:value="0.1551" calcext:value-type="float">
            <text:p>0.1551</text:p>
          </table:table-cell>
          <table:table-cell table:style-name="Default" table:number-columns-repeated="4"/>
          <table:table-cell table:style-name="Default" table:formula="of:=MEDIAN([.AZ4:.AZ26])" office:value-type="float" office:value="0.160815" calcext:value-type="float">
            <text:p>0.160815</text:p>
          </table:table-cell>
          <table:table-cell table:style-name="Default" table:number-columns-repeated="4"/>
          <table:table-cell table:style-name="Default" table:formula="of:=MEDIAN([.BE4:.BE26])" office:value-type="float" office:value="1.070959" calcext:value-type="float">
            <text:p>1.070959</text:p>
          </table:table-cell>
          <table:table-cell table:style-name="Default" table:number-columns-repeated="3"/>
          <table:table-cell table:style-name="ce1"/>
          <table:table-cell table:style-name="Default" table:formula="of:=MEDIAN([.BJ4:.BJ26])" office:value-type="float" office:value="0.105907" calcext:value-type="float">
            <text:p>0.105907</text:p>
          </table:table-cell>
          <table:table-cell table:style-name="Default" table:number-columns-repeated="4"/>
          <table:table-cell table:style-name="Default" table:formula="of:=MEDIAN([.BO4:.BO26])" office:value-type="float" office:value="0.105522" calcext:value-type="float">
            <text:p>0.105522</text:p>
          </table:table-cell>
          <table:table-cell table:style-name="Default" table:number-columns-repeated="4"/>
          <table:table-cell table:style-name="Default" table:formula="of:=MEDIAN([.BT4:.BT26])" office:value-type="float" office:value="1.095817" calcext:value-type="float">
            <text:p>1.095817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 table:formula="of:=MIN([.B4:.B26])" office:value-type="float" office:value="0.000458" calcext:value-type="float">
            <text:p>0.000458</text:p>
          </table:table-cell>
          <table:table-cell table:style-name="Default" table:number-columns-repeated="4"/>
          <table:table-cell table:style-name="Default" table:formula="of:=MIN([.G4:.G26])" office:value-type="float" office:value="0.000552" calcext:value-type="float">
            <text:p>0.000552</text:p>
          </table:table-cell>
          <table:table-cell table:style-name="Default" table:number-columns-repeated="4"/>
          <table:table-cell table:style-name="Default" table:formula="of:=MIN([.L4:.L26])" office:value-type="float" office:value="0.000549" calcext:value-type="float">
            <text:p>0.000549</text:p>
          </table:table-cell>
          <table:table-cell table:style-name="Default" table:number-columns-repeated="3"/>
          <table:table-cell table:style-name="ce1"/>
          <table:table-cell table:style-name="Default" table:formula="of:=MIN([.Q4:.Q26])" office:value-type="float" office:value="0.00046" calcext:value-type="float">
            <text:p>0.00046</text:p>
          </table:table-cell>
          <table:table-cell table:style-name="Default" table:number-columns-repeated="4"/>
          <table:table-cell table:style-name="Default" table:formula="of:=MIN([.V4:.V22])" office:value-type="float" office:value="0.000549" calcext:value-type="float">
            <text:p>0.000549</text:p>
          </table:table-cell>
          <table:table-cell table:style-name="Default" table:number-columns-repeated="4"/>
          <table:table-cell table:style-name="Default" table:formula="of:=MIN([.AA4:.AA26])" office:value-type="float" office:value="0.000552" calcext:value-type="float">
            <text:p>0.000552</text:p>
          </table:table-cell>
          <table:table-cell table:style-name="Default" table:number-columns-repeated="3"/>
          <table:table-cell table:style-name="ce1"/>
          <table:table-cell table:style-name="Default" table:formula="of:=MIN([.AF4:.AF26])" office:value-type="float" office:value="0.000463" calcext:value-type="float">
            <text:p>0.000463</text:p>
          </table:table-cell>
          <table:table-cell table:style-name="Default" table:number-columns-repeated="4"/>
          <table:table-cell table:style-name="Default" table:formula="of:=MIN([.AK4:.AK26])" office:value-type="float" office:value="0.000599" calcext:value-type="float">
            <text:p>0.000599</text:p>
          </table:table-cell>
          <table:table-cell table:style-name="Default" table:number-columns-repeated="4"/>
          <table:table-cell table:style-name="Default" table:formula="of:=MIN([.AP4:.AP26])" office:value-type="float" office:value="0.000556" calcext:value-type="float">
            <text:p>0.000556</text:p>
          </table:table-cell>
          <table:table-cell table:style-name="Default" table:number-columns-repeated="3"/>
          <table:table-cell table:style-name="ce1"/>
          <table:table-cell table:style-name="Default" table:formula="of:=MIN([.AU4:.AU26])" office:value-type="float" office:value="0.000469" calcext:value-type="float">
            <text:p>0.000469</text:p>
          </table:table-cell>
          <table:table-cell table:style-name="Default" table:number-columns-repeated="4"/>
          <table:table-cell table:style-name="Default" table:formula="of:=MIN([.AZ4:.AZ26])" office:value-type="float" office:value="0.000778" calcext:value-type="float">
            <text:p>0.000778</text:p>
          </table:table-cell>
          <table:table-cell table:style-name="Default" table:number-columns-repeated="4"/>
          <table:table-cell table:style-name="Default" table:formula="of:=MIN([.BE4:.BE26])" office:value-type="float" office:value="0.000561" calcext:value-type="float">
            <text:p>0.000561</text:p>
          </table:table-cell>
          <table:table-cell table:style-name="Default" table:number-columns-repeated="3"/>
          <table:table-cell table:style-name="ce1"/>
          <table:table-cell table:style-name="Default" table:formula="of:=MIN([.BJ4:.BJ26])" office:value-type="float" office:value="0.000459" calcext:value-type="float">
            <text:p>0.000459</text:p>
          </table:table-cell>
          <table:table-cell table:style-name="Default" table:number-columns-repeated="4"/>
          <table:table-cell table:style-name="Default" table:formula="of:=MIN([.BO4:.BO26])" office:value-type="float" office:value="0.000549" calcext:value-type="float">
            <text:p>0.000549</text:p>
          </table:table-cell>
          <table:table-cell table:style-name="Default" table:number-columns-repeated="4"/>
          <table:table-cell table:style-name="Default" table:formula="of:=MIN([.BT4:.BT26])" office:value-type="float" office:value="0.000552" calcext:value-type="float">
            <text:p>0.000552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1"/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 table:number-columns-repeated="8"/>
          <table:table-cell table:style-name="ce1"/>
          <table:table-cell table:style-name="Default" table:number-columns-repeated="5"/>
          <table:table-cell table:style-name="Default" office:value-type="float" office:value="5" calcext:value-type="float">
            <text:p>5</text:p>
          </table:table-cell>
          <table:table-cell table:style-name="Default" table:number-columns-repeated="8"/>
          <table:table-cell table:style-name="ce1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1"/>
          <table:table-cell table:style-name="Default" table:number-columns-repeated="14"/>
          <table:table-cell table:style-name="ce1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14"/>
          <table:table-cell table:style-name="ce1"/>
          <table:table-cell table:style-name="Default" table:number-columns-repeated="44"/>
          <table:table-cell table:style-name="ce1"/>
          <table:table-cell table:style-name="Default" table:number-columns-repeated="11"/>
          <table:table-cell table:number-columns-repeated="7"/>
          <table:table-cell table:style-name="Default"/>
          <table:table-cell/>
        </table:table-row>
        <calcext:conditional-formats>
          <calcext:conditional-format calcext:target-range-address="Sheet1.B4:Sheet1.BT26">
            <calcext:condition calcext:apply-style-name="green" calcext:value="=[.$CA4]" calcext:base-cell-address="Sheet1.B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BY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7:36:13.509885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4.2.8.2$Linux_X86_64 LibreOffice_project/420m0$Build-2</meta:generator>
    <dc:date>2016-08-03T20:14:24.080004626</dc:date>
    <meta:editing-duration>PT4H18M34S</meta:editing-duration>
    <meta:editing-cycles>28</meta:editing-cycles>
    <meta:document-statistic meta:table-count="1" meta:cell-count="1927" meta:object-count="0"/>
  </office:meta>
</office:document-meta>
</file>